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883b"/>
    </style:style>
    <style:style style:name="P2" style:family="paragraph" style:parent-style-name="Text_20_body">
      <style:text-properties officeooo:paragraph-rsid="00014915"/>
    </style:style>
    <style:style style:name="P3" style:family="paragraph" style:parent-style-name="Heading_20_2">
      <style:text-properties officeooo:paragraph-rsid="0000883b"/>
    </style:style>
    <style:style style:name="T1" style:family="text">
      <style:text-properties officeooo:rsid="0000883b"/>
    </style:style>
    <style:style style:name="T2" style:family="text">
      <style:text-properties officeooo:rsid="00014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TheJobCoach</text:span></text:h>
      <text:h text:style-name="P3" text:outline-level="2"><text:span text:style-name="T1">Déclaration de mission</text:span></text:h>
      <text:p text:style-name="P2"><text:span text:style-name="T1">TheJobCaoch est un site web social visant à aider les chercheurs d'emploi à trouver du travail, soit en utilisant les outils intégrés gratuits, soit en payant pour profiter d'une aide humaine externe. </text:span><text:span text:style-name="T2">Ces outils visent à structurer la recherche et à motiver le chercheur dans son activité journalière pour éviter les tendances naturelles soit au laisser-aller, soit à l'anxiété, toutes deux liées à l'isolation. </text:span></text:p>
      <text:p text:style-name="P1"><text:span text:style-name="T1">TheJobCoach aide les « Coachs » réels (cabinet de placement, agences pour l'emploi, coachs) à encadrer leurs stagiaires en leur fournissant des outils de suivi adaptés.</text:span></text:p>
      <text:p text:style-name="P2"><text:span text:style-name="T2">TheJobCoach fournit aux recruteurs des moyens ciblés de rechercher des candidats adaptés : annonces ciblées, bandeaux publicitaires ciblés, candidats ciblés.</text:span></text:p>
      <text:p text:style-name="P2"><text:span text:style-name="T2">TheJobCoach fournit des moyens de publicité ciblés pour des évènements professionnels : salons, présentations, ... </text:span></text:p>
      <text:h text:style-name="P3" text:outline-level="2"><text:span text:style-name="T1">Outils à disposition des chercheurs d'emploi</text:span></text:h>
      <text:p text:style-name="P2"><text:span text:style-name="T2">Gestion au jour le jour</text:span></text:p>
      <text:p text:style-name="P1"><text:span text:style-name="T1">La gestion des documents liés à la recherche : CV, lettre de motivation, lettre de recommandation, autre</text:span></text:p>
      <text:p text:style-name="P1"><text:span text:style-name="T1">La gestion des opportunités : </text:span><text:span text:style-name="T2">description, status et des évènements associés</text:span></text:p>
      <text:h text:style-name="P3" text:outline-level="2"><text:span text:style-name="T1">Moyens de financement</text:span></text:h>
      <text:p text:style-name="P1"><text:span text:style-name="T1">TheJobCoach finance son activité avec les moyens suivants :</text:span></text:p>
      <text:p text:style-name="P1"><text:span text:style-name="T1">- En proposant aux chercheurs d'emploi utilisateurs du site une version payante illimitée : plus de documents, plus grande limite de taille de fichier, des coachs avatar différents,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vila </meta:initial-creator>
    <meta:creation-date>2012-05-20T14:54:25</meta:creation-date>
    <meta:document-statistic meta:table-count="0" meta:image-count="0" meta:object-count="0" meta:page-count="1" meta:paragraph-count="13" meta:word-count="208" meta:character-count="1394"/>
    <dc:date>2012-05-20T15:25:20</dc:date>
    <dc:creator>Avila </dc:creator>
    <meta:editing-duration>PT00H14M03S</meta:editing-duration>
    <meta:editing-cycles>1</meta:editing-cycles>
    <meta:generator>OpenOffice.org/3.2$Linux OpenOffice.org_project/320m19$Build-9505</meta:generator>
  </office:meta>
</office:document-meta>
</file>